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.26cm" svg:height="4.694cm" svg:x="12.823cm" svg:y="2.36cm" svg:viewBox="0 0 1261 4695" svg:d="M1261 0l-447 875M814 875l-353 918M461 1793l-255 950M206 2743l-154 970M52 3713l-52 982">
          <text:p/>
        </draw:path>
        <draw:path draw:style-name="gr1" draw:layer="layout" svg:width="1.262cm" svg:height="4.698cm" svg:x="12.823cm" svg:y="7.054cm" svg:viewBox="0 0 1263 4699" svg:d="M0 0l52 983M52 983l154 971M206 1954l255 950M461 2904l354 918M815 3822l448 877">
          <text:p/>
        </draw:path>
        <draw:line draw:style-name="gr1" draw:layer="layout" svg:x1="1.288cm" svg:y1="11.751cm" svg:x2="14.086cm" svg:y2="11.751cm">
          <text:p/>
        </draw:line>
        <draw:line draw:style-name="gr1" draw:layer="layout" svg:x1="1.286cm" svg:y1="2.36cm" svg:x2="14.083cm" svg:y2="2.36cm">
          <text:p/>
        </draw:line>
        <draw:line draw:style-name="gr1" draw:layer="layout" svg:x1="1.259cm" svg:y1="2.36cm" svg:x2="1.286cm" svg:y2="2.36cm">
          <text:p/>
        </draw:line>
        <draw:path draw:style-name="gr1" draw:layer="layout" svg:width="1.26cm" svg:height="4.694cm" svg:x="0.026cm" svg:y="2.36cm" svg:viewBox="0 0 1261 4695" svg:d="M1261 0l-447 875M814 875l-353 918M461 1793l-255 950M206 2743l-154 970M52 3713l-52 982">
          <text:p/>
        </draw:path>
        <draw:path draw:style-name="gr1" draw:layer="layout" svg:width="1.262cm" svg:height="4.698cm" svg:x="0.026cm" svg:y="7.054cm" svg:viewBox="0 0 1263 4699" svg:d="M0 0l52 983M52 983l154 971M206 1954l255 950M461 2904l354 918M815 3822l448 87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"/>
    <meta:generator>LibreOffice/4.3.3.2$Linux_x86 LibreOffice_project/430m0$Build-2</meta:generator>
  </office:meta>
</office:document-meta>
</file>